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77.77mm" svg:y="32.07mm">
            <loext:p draw:notify-on-update-of-ranges="Feuille1.C4:Feuille1.C4 Feuille1.C5:Feuille1.C41 Feuille1.D4:Feuille1.D4 Feuille1.D5:Feuille1.D41 Feuille1.E4:Feuille1.E4 Feuille1.E5:Feuille1.E41 Feuille1.F4:Feuille1.F4 Feuille1.F5:Feuille1.F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moveEach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ut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Patricia</text:p>
          </table:table-cell>
        </table:table-row>
        <table:table-row table:style-name="ro1">
          <table:table-cell table:number-columns-repeated="2"/>
          <table:table-cell office:value-type="float" office:value="2438" calcext:value-type="float">
            <text:p>2438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table:number-columns-repeated="2"/>
          <table:table-cell office:value-type="float" office:value="2638" calcext:value-type="float">
            <text:p>2638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table:number-columns-repeated="2"/>
          <table:table-cell office:value-type="float" office:value="2793" calcext:value-type="float">
            <text:p>279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1">
          <table:table-cell table:number-columns-repeated="2"/>
          <table:table-cell office:value-type="float" office:value="2907" calcext:value-type="float">
            <text:p>290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24" calcext:value-type="float">
            <text:p>0,00024</text:p>
          </table:table-cell>
        </table:table-row>
        <table:table-row table:style-name="ro1">
          <table:table-cell table:number-columns-repeated="2"/>
          <table:table-cell office:value-type="float" office:value="2914" calcext:value-type="float">
            <text:p>2914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table:number-columns-repeated="2"/>
          <table:table-cell office:value-type="float" office:value="3030" calcext:value-type="float">
            <text:p>3030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 table:number-columns-repeated="2"/>
          <table:table-cell office:value-type="float" office:value="3084" calcext:value-type="float">
            <text:p>3084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33" calcext:value-type="float">
            <text:p>0,00033</text:p>
          </table:table-cell>
        </table:table-row>
        <table:table-row table:style-name="ro1">
          <table:table-cell table:number-columns-repeated="2"/>
          <table:table-cell office:value-type="float" office:value="3144" calcext:value-type="float">
            <text:p>3144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36" calcext:value-type="float">
            <text:p>0,00036</text:p>
          </table:table-cell>
        </table:table-row>
        <table:table-row table:style-name="ro1">
          <table:table-cell table:number-columns-repeated="2"/>
          <table:table-cell office:value-type="float" office:value="3149" calcext:value-type="float">
            <text:p>314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table:number-columns-repeated="2"/>
          <table:table-cell office:value-type="float" office:value="3160" calcext:value-type="float">
            <text:p>3160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table:number-columns-repeated="2"/>
          <table:table-cell office:value-type="float" office:value="3170" calcext:value-type="float">
            <text:p>3170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table:number-columns-repeated="2"/>
          <table:table-cell office:value-type="float" office:value="3187" calcext:value-type="float">
            <text:p>318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table:number-columns-repeated="2"/>
          <table:table-cell office:value-type="float" office:value="3188" calcext:value-type="float">
            <text:p>3188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table:number-columns-repeated="2"/>
          <table:table-cell office:value-type="float" office:value="3204" calcext:value-type="float">
            <text:p>3204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table:number-columns-repeated="2"/>
          <table:table-cell office:value-type="float" office:value="3229" calcext:value-type="float">
            <text:p>322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51" calcext:value-type="float">
            <text:p>0,00051</text:p>
          </table:table-cell>
        </table:table-row>
        <table:table-row table:style-name="ro1">
          <table:table-cell table:number-columns-repeated="2"/>
          <table:table-cell office:value-type="float" office:value="3388" calcext:value-type="float">
            <text:p>3388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1">
          <table:table-cell table:number-columns-repeated="2"/>
          <table:table-cell office:value-type="float" office:value="3437" calcext:value-type="float">
            <text:p>343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29" calcext:value-type="float">
            <text:p>0,00029</text:p>
          </table:table-cell>
        </table:table-row>
        <table:table-row table:style-name="ro1">
          <table:table-cell table:number-columns-repeated="2"/>
          <table:table-cell office:value-type="float" office:value="3448" calcext:value-type="float">
            <text:p>3448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0033" calcext:value-type="float">
            <text:p>0,00033</text:p>
          </table:table-cell>
        </table:table-row>
        <table:table-row table:style-name="ro1">
          <table:table-cell table:number-columns-repeated="2"/>
          <table:table-cell office:value-type="float" office:value="3513" calcext:value-type="float">
            <text:p>3513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00036" calcext:value-type="float">
            <text:p>0,00036</text:p>
          </table:table-cell>
        </table:table-row>
        <table:table-row table:style-name="ro1">
          <table:table-cell table:number-columns-repeated="2"/>
          <table:table-cell office:value-type="float" office:value="3515" calcext:value-type="float">
            <text:p>351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42" calcext:value-type="float">
            <text:p>0,00042</text:p>
          </table:table-cell>
        </table:table-row>
        <table:table-row table:style-name="ro1">
          <table:table-cell table:number-columns-repeated="2"/>
          <table:table-cell office:value-type="float" office:value="3545" calcext:value-type="float">
            <text:p>3545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2"/>
          <table:table-cell office:value-type="float" office:value="3637" calcext:value-type="float">
            <text:p>3637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table:number-columns-repeated="2"/>
          <table:table-cell office:value-type="float" office:value="3665" calcext:value-type="float">
            <text:p>3665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02" calcext:value-type="float">
            <text:p>0,00102</text:p>
          </table:table-cell>
        </table:table-row>
        <table:table-row table:style-name="ro1">
          <table:table-cell table:number-columns-repeated="2"/>
          <table:table-cell office:value-type="float" office:value="3714" calcext:value-type="float">
            <text:p>3714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table:number-columns-repeated="2"/>
          <table:table-cell office:value-type="float" office:value="3725" calcext:value-type="float">
            <text:p>3725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33" calcext:value-type="float">
            <text:p>0,00033</text:p>
          </table:table-cell>
        </table:table-row>
        <table:table-row table:style-name="ro1">
          <table:table-cell table:number-columns-repeated="2"/>
          <table:table-cell office:value-type="float" office:value="3782" calcext:value-type="float">
            <text:p>378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table:number-columns-repeated="2"/>
          <table:table-cell office:value-type="float" office:value="3883" calcext:value-type="float">
            <text:p>3883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table:number-columns-repeated="2"/>
          <table:table-cell office:value-type="float" office:value="3896" calcext:value-type="float">
            <text:p>3896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2"/>
          <table:table-cell office:value-type="float" office:value="3935" calcext:value-type="float">
            <text:p>3935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42" calcext:value-type="float">
            <text:p>0,00042</text:p>
          </table:table-cell>
        </table:table-row>
        <table:table-row table:style-name="ro1">
          <table:table-cell table:number-columns-repeated="2"/>
          <table:table-cell office:value-type="float" office:value="3963" calcext:value-type="float">
            <text:p>3963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38" calcext:value-type="float">
            <text:p>0,00038</text:p>
          </table:table-cell>
        </table:table-row>
        <table:table-row table:style-name="ro1">
          <table:table-cell table:number-columns-repeated="2"/>
          <table:table-cell office:value-type="float" office:value="4007" calcext:value-type="float">
            <text:p>4007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2"/>
          <table:table-cell office:value-type="float" office:value="4119" calcext:value-type="float">
            <text:p>4119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29" calcext:value-type="float">
            <text:p>0,00029</text:p>
          </table:table-cell>
        </table:table-row>
        <table:table-row table:style-name="ro1">
          <table:table-cell table:number-columns-repeated="2"/>
          <table:table-cell office:value-type="float" office:value="4393" calcext:value-type="float">
            <text:p>4393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table:number-columns-repeated="2"/>
          <table:table-cell office:value-type="float" office:value="4554" calcext:value-type="float">
            <text:p>4554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34" calcext:value-type="float">
            <text:p>0,00034</text:p>
          </table:table-cell>
        </table:table-row>
      </table:table>
      <table:named-expressions/>
      <table:database-ranges>
        <table:database-range table:name="__Anonymous_Sheet_DB__0" table:target-range-address="Feuille1.C5:Feuille1.F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5:53:26.081803296</meta:creation-date>
    <dc:date>2016-12-11T16:16:44.271688312</dc:date>
    <meta:editing-duration>PT23M17S</meta:editing-duration>
    <meta:editing-cycles>2</meta:editing-cycles>
    <meta:generator>LibreOffice/5.1.4.2$Linux_X86_64 LibreOffice_project/10m0$Build-2</meta:generator>
    <meta:document-statistic meta:table-count="1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3.703cm" style:legend-expansion="high" chart:style-name="ch2"/>
        <chart:plot-area chart:style-name="ch3" table:cell-range-address="Feuille1.C4:Feuille1.F41" chart:data-source-has-labels="both" svg:x="0.32cm" svg:y="0.18cm" svg:width="13.176cm" svg:height="8.64cm">
          <chartooo:coordinate-region svg:x="1.603cm" svg:y="0.18cm" svg:width="11.893cm" svg:height="7.387cm"/>
          <chart:axis chart:dimension="x" chart:name="primary-x" chart:style-name="ch4" chartooo:axis-type="auto">
            <chartooo:date-scale/>
            <chart:categories table:cell-range-address="Feuille1.C5:Feuille1.C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5:Feuille1.D41" chart:label-cell-address="Feuille1.D4:Feuille1.D4" chart:class="chart:bar">
            <chart:data-point chart:repeated="37"/>
          </chart:series>
          <chart:series chart:style-name="ch8" chart:values-cell-range-address="Feuille1.E5:Feuille1.E41" chart:label-cell-address="Feuille1.E4:Feuille1.E4" chart:class="chart:bar">
            <chart:data-point chart:repeated="37"/>
          </chart:series>
          <chart:series chart:style-name="ch9" chart:values-cell-range-address="Feuille1.F5:Feuille1.F41" chart:label-cell-address="Feuille1.F4:Feuille1.F4" chart:class="chart:ba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anced</text:p>
                <draw:g>
                  <svg:desc>Feuille1.D4:Feuille1.D4</svg:desc>
                </draw:g>
              </table:table-cell>
              <table:table-cell office:value-type="string">
                <text:p>Hybrid</text:p>
                <draw:g>
                  <svg:desc>Feuille1.E4:Feuille1.E4</svg:desc>
                </draw:g>
              </table:table-cell>
              <table:table-cell office:value-type="string">
                <text:p>Patricia</text:p>
                <draw:g>
                  <svg:desc>Feuille1.F4:Feuille1.F4</svg:desc>
                </draw:g>
              </table:table-cell>
            </table:table-row>
          </table:table-header-rows>
          <table:table-rows>
            <table:table-row>
              <table:table-cell office:value-type="float" office:value="2438">
                <text:p>2438</text:p>
                <draw:g>
                  <svg:desc>Feuille1.C5:Feuille1.C41</svg:desc>
                </draw:g>
              </table:table-cell>
              <table:table-cell office:value-type="float" office:value="0.00009">
                <text:p>0.00009</text:p>
                <draw:g>
                  <svg:desc>Feuille1.D5:Feuille1.D41</svg:desc>
                </draw:g>
              </table:table-cell>
              <table:table-cell office:value-type="float" office:value="0.0001">
                <text:p>0.0001</text:p>
                <draw:g>
                  <svg:desc>Feuille1.E5:Feuille1.E41</svg:desc>
                </draw:g>
              </table:table-cell>
              <table:table-cell office:value-type="float" office:value="0.0002">
                <text:p>0.0002</text:p>
                <draw:g>
                  <svg:desc>Feuille1.F5:Feuille1.F41</svg:desc>
                </draw:g>
              </table:table-cell>
            </table:table-row>
            <table:table-row>
              <table:table-cell office:value-type="float" office:value="2638">
                <text:p>263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7">
                <text:p>0.00007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float" office:value="2793">
                <text:p>2793</text:p>
              </table:table-cell>
              <table:table-cell office:value-type="float" office:value="0.00013">
                <text:p>0.00013</text:p>
              </table:table-cell>
              <table:table-cell office:value-type="float" office:value="0.00007">
                <text:p>0.0000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907">
                <text:p>2907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">
                <text:p>0.00008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float" office:value="2914">
                <text:p>2914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030">
                <text:p>3030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float" office:value="3084">
                <text:p>3084</text:p>
              </table:table-cell>
              <table:table-cell office:value-type="float" office:value="0.00007">
                <text:p>0.00007</text:p>
              </table:table-cell>
              <table:table-cell office:value-type="float" office:value="0.0001">
                <text:p>0.000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3144">
                <text:p>3144</text:p>
              </table:table-cell>
              <table:table-cell office:value-type="float" office:value="0.00007">
                <text:p>0.00007</text:p>
              </table:table-cell>
              <table:table-cell office:value-type="float" office:value="0.0001">
                <text:p>0.0001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float" office:value="3149">
                <text:p>3149</text:p>
              </table:table-cell>
              <table:table-cell office:value-type="float" office:value="0.0001">
                <text:p>0.0001</text:p>
              </table:table-cell>
              <table:table-cell office:value-type="float" office:value="0.00012">
                <text:p>0.00012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0.00008">
                <text:p>0.00008</text:p>
              </table:table-cell>
              <table:table-cell office:value-type="float" office:value="0.00012">
                <text:p>0.00012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float" office:value="3170">
                <text:p>3170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187">
                <text:p>3187</text:p>
              </table:table-cell>
              <table:table-cell office:value-type="float" office:value="0.0001">
                <text:p>0.0001</text:p>
              </table:table-cell>
              <table:table-cell office:value-type="float" office:value="0.00007">
                <text:p>0.0000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float" office:value="3188">
                <text:p>318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float" office:value="3204">
                <text:p>3204</text:p>
              </table:table-cell>
              <table:table-cell office:value-type="float" office:value="0.00006">
                <text:p>0.00006</text:p>
              </table:table-cell>
              <table:table-cell office:value-type="float" office:value="0.00008">
                <text:p>0.0000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229">
                <text:p>3229</text:p>
              </table:table-cell>
              <table:table-cell office:value-type="float" office:value="0.00006">
                <text:p>0.00006</text:p>
              </table:table-cell>
              <table:table-cell office:value-type="float" office:value="0.00015">
                <text:p>0.0001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float" office:value="3306">
                <text:p>3306</text:p>
              </table:table-cell>
              <table:table-cell office:value-type="float" office:value="0.00009">
                <text:p>0.00009</text:p>
              </table:table-cell>
              <table:table-cell office:value-type="float" office:value="0.00022">
                <text:p>0.00022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float" office:value="3388">
                <text:p>3388</text:p>
              </table:table-cell>
              <table:table-cell office:value-type="float" office:value="0.00011">
                <text:p>0.00011</text:p>
              </table:table-cell>
              <table:table-cell office:value-type="float" office:value="0.00017">
                <text:p>0.0001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3437">
                <text:p>3437</text:p>
              </table:table-cell>
              <table:table-cell office:value-type="float" office:value="0.0001">
                <text:p>0.0001</text:p>
              </table:table-cell>
              <table:table-cell office:value-type="float" office:value="0.00008">
                <text:p>0.00008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float" office:value="3448">
                <text:p>344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3513">
                <text:p>3513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float" office:value="3515">
                <text:p>3515</text:p>
              </table:table-cell>
              <table:table-cell office:value-type="float" office:value="0.00011">
                <text:p>0.00011</text:p>
              </table:table-cell>
              <table:table-cell office:value-type="float" office:value="0.00014">
                <text:p>0.00014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float" office:value="3545">
                <text:p>354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7">
                <text:p>0.00007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3637">
                <text:p>3637</text:p>
              </table:table-cell>
              <table:table-cell office:value-type="float" office:value="0.00006">
                <text:p>0.00006</text:p>
              </table:table-cell>
              <table:table-cell office:value-type="float" office:value="0.00008">
                <text:p>0.00008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float" office:value="3665">
                <text:p>3665</text:p>
              </table:table-cell>
              <table:table-cell office:value-type="float" office:value="0.00009">
                <text:p>0.00009</text:p>
              </table:table-cell>
              <table:table-cell office:value-type="float" office:value="0.00047">
                <text:p>0.0004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float" office:value="3714">
                <text:p>371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9">
                <text:p>0.00009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3723">
                <text:p>3723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3725">
                <text:p>3725</text:p>
              </table:table-cell>
              <table:table-cell office:value-type="float" office:value="0.00008">
                <text:p>0.00008</text:p>
              </table:table-cell>
              <table:table-cell office:value-type="float" office:value="0.00007">
                <text:p>0.00007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3782">
                <text:p>3782</text:p>
              </table:table-cell>
              <table:table-cell office:value-type="float" office:value="0.00007">
                <text:p>0.00007</text:p>
              </table:table-cell>
              <table:table-cell office:value-type="float" office:value="0.00009">
                <text:p>0.00009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float" office:value="3883">
                <text:p>3883</text:p>
              </table:table-cell>
              <table:table-cell office:value-type="float" office:value="0.00006">
                <text:p>0.00006</text:p>
              </table:table-cell>
              <table:table-cell office:value-type="float" office:value="0.0001">
                <text:p>0.000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float" office:value="3896">
                <text:p>3896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3935">
                <text:p>3935</text:p>
              </table:table-cell>
              <table:table-cell office:value-type="float" office:value="0.00009">
                <text:p>0.00009</text:p>
              </table:table-cell>
              <table:table-cell office:value-type="float" office:value="0.00013">
                <text:p>0.00013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float" office:value="3963">
                <text:p>3963</text:p>
              </table:table-cell>
              <table:table-cell office:value-type="float" office:value="0.00008">
                <text:p>0.00008</text:p>
              </table:table-cell>
              <table:table-cell office:value-type="float" office:value="0.00013">
                <text:p>0.00013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float" office:value="4007">
                <text:p>4007</text:p>
              </table:table-cell>
              <table:table-cell office:value-type="float" office:value="0.00006">
                <text:p>0.00006</text:p>
              </table:table-cell>
              <table:table-cell office:value-type="float" office:value="0.00009">
                <text:p>0.00009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4057">
                <text:p>4057</text:p>
              </table:table-cell>
              <table:table-cell office:value-type="float" office:value="0.00008">
                <text:p>0.00008</text:p>
              </table:table-cell>
              <table:table-cell office:value-type="float" office:value="0.00007">
                <text:p>0.00007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4119">
                <text:p>4119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">
                <text:p>0.00008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float" office:value="4393">
                <text:p>4393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554">
                <text:p>4554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">
                <text:p>0.00008</text:p>
              </table:table-cell>
              <table:table-cell office:value-type="float" office:value="0.00034">
                <text:p>0.00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